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bitmap" draw:fill-image-name="a5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bitmap" draw:fill-image-name="a5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bitmap" draw:fill-image-name="a5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bitmap" draw:fill-image-name="a6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bitmap" draw:fill-image-name="a5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bitmap" draw:fill-image-name="a5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bitmap" draw:fill-image-name="a6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bitmap" draw:fill-image-name="a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bitmap" draw:fill-image-name="a6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bitmap" draw:fill-image-name="a5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bitmap" draw:fill-image-name="a5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bitmap" draw:fill-image-name="a6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ac3ec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05" draw:master-page-name="Master1-Layout1-title-Title-Slide" presentation:presentation-page-layout-name="Master1-PPL1" draw:id="Slide-256">
        <draw:frame draw:id="id117" presentation:style-name="a508" draw:name="Title 1" svg:x="4.33333in" svg:y="2.14815in" svg:width="7.87153in" svg:height="2.64815in" presentation:class="title" presentation:placeholder="false">
          <draw:text-box>
            <text:p text:style-name="a507" text:class-names="" text:cond-style-name=""><text:span text:style-name="a506" text:class-names="">Responsibilities of Pakistan</text:span></text:p>
          </draw:text-box>
          <svg:title/>
          <svg:desc/>
        </draw:frame>
        <draw:frame draw:id="id118" presentation:style-name="a511" draw:name="Subtitle 2" svg:x="4.33333in" svg:y="4.79629in" svg:width="7.87153in" svg:height="1.53704in" presentation:class="subtitle" presentation:placeholder="false">
          <draw:text-box>
            <text:p text:style-name="a510" text:class-names="" text:cond-style-name=""><text:span text:style-name="a509" text:class-names="">Ensuring progress, stability, and development</text:span></text:p>
          </draw:text-box>
          <svg:title/>
          <svg:desc/>
        </draw:frame>
      </draw:page>
      <draw:page draw:name="Slide2" draw:style-name="a513" draw:master-page-name="Master1-Layout2-obj-Title-and-Content" presentation:presentation-page-layout-name="Master1-PPL2" draw:id="Slide-257">
        <draw:frame draw:id="id119" presentation:style-name="a516" draw:name="Title 1" svg:x="0.75in" svg:y="0.66667in" svg:width="11.07986in" svg:height="1.59259in" presentation:class="title" presentation:placeholder="false">
          <draw:text-box>
            <text:p text:style-name="a515" text:class-names="" text:cond-style-name=""><text:span text:style-name="a514" text:class-names="">Ensuring Rule of Law</text:span></text:p>
          </draw:text-box>
          <svg:title/>
          <svg:desc/>
        </draw:frame>
        <draw:frame draw:id="id120" presentation:style-name="a520" draw:name="Content Placeholder 2" svg:x="0.75in" svg:y="2.34259in" svg:width="11.07986in" svg:height="3.99074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Strong judicial system
Equal justice for all citizens
Eliminating corruption</text:span></text:p>
              </text:list-item>
            </text:list>
          </draw:text-box>
          <svg:title/>
          <svg:desc/>
        </draw:frame>
      </draw:page>
      <draw:page draw:name="Slide3" draw:style-name="a522" draw:master-page-name="Master1-Layout2-obj-Title-and-Content" presentation:presentation-page-layout-name="Master1-PPL2" draw:id="Slide-258">
        <draw:frame draw:id="id121" presentation:style-name="a525" draw:name="Title 1" svg:x="0.75in" svg:y="0.66667in" svg:width="11.07986in" svg:height="1.59259in" presentation:class="title" presentation:placeholder="false">
          <draw:text-box>
            <text:p text:style-name="a524" text:class-names="" text:cond-style-name=""><text:span text:style-name="a523" text:class-names="">Strengthening Law Enforcement</text:span></text:p>
          </draw:text-box>
          <svg:title/>
          <svg:desc/>
        </draw:frame>
        <draw:frame draw:id="id122" presentation:style-name="a529" draw:name="Content Placeholder 2" svg:x="0.75in" svg:y="2.34259in" svg:width="11.07986in" svg:height="3.99074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Improving police efficiency
Ensuring public safety
Combating crime &amp; terrorism</text:span></text:p>
              </text:list-item>
            </text:list>
          </draw:text-box>
          <svg:title/>
          <svg:desc/>
        </draw:frame>
      </draw:page>
      <draw:page draw:name="Slide4" draw:style-name="a531" draw:master-page-name="Master1-Layout2-obj-Title-and-Content" presentation:presentation-page-layout-name="Master1-PPL2" draw:id="Slide-259">
        <draw:frame draw:id="id123" presentation:style-name="a534" draw:name="Title 1" svg:x="0.75in" svg:y="0.66667in" svg:width="11.07986in" svg:height="1.59259in" presentation:class="title" presentation:placeholder="false">
          <draw:text-box>
            <text:p text:style-name="a533" text:class-names="" text:cond-style-name=""><text:span text:style-name="a532" text:class-names="">Providing Quality Education</text:span></text:p>
          </draw:text-box>
          <svg:title/>
          <svg:desc/>
        </draw:frame>
        <draw:frame draw:id="id124" presentation:style-name="a541" draw:name="Content Placeholder 2" svg:x="0.75in" svg:y="2.34259in" svg:width="11.07986in" svg:height="3.99074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Free &amp; accessible education
Developing schools &amp; universities
Promoting vocational training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5" draw:style-name="a543" draw:master-page-name="Master1-Layout2-obj-Title-and-Content" presentation:presentation-page-layout-name="Master1-PPL2" draw:id="Slide-260">
        <draw:frame draw:id="id125" presentation:style-name="a546" draw:name="Title 1" svg:x="0.75in" svg:y="0.66667in" svg:width="11.07986in" svg:height="1.59259in" presentation:class="title" presentation:placeholder="false">
          <draw:text-box>
            <text:p text:style-name="a545" text:class-names="" text:cond-style-name=""><text:span text:style-name="a544" text:class-names="">Enhancing Healthcare Services</text:span></text:p>
          </draw:text-box>
          <svg:title/>
          <svg:desc/>
        </draw:frame>
        <draw:frame draw:id="id126" presentation:style-name="a550" draw:name="Content Placeholder 2" svg:x="0.75in" svg:y="2.34259in" svg:width="11.07986in" svg:height="3.99074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Affordable medical facilities
Building &amp; upgrading hospitals
Nationwide health campaigns</text:span></text:p>
              </text:list-item>
            </text:list>
          </draw:text-box>
          <svg:title/>
          <svg:desc/>
        </draw:frame>
      </draw:page>
      <draw:page draw:name="Slide6" draw:style-name="a552" draw:master-page-name="Master1-Layout2-obj-Title-and-Content" presentation:presentation-page-layout-name="Master1-PPL2" draw:id="Slide-261">
        <draw:frame draw:id="id127" presentation:style-name="a555" draw:name="Title 1" svg:x="0.75in" svg:y="0.66667in" svg:width="11.07986in" svg:height="1.59259in" presentation:class="title" presentation:placeholder="false">
          <draw:text-box>
            <text:p text:style-name="a554" text:class-names="" text:cond-style-name=""><text:span text:style-name="a553" text:class-names="">Ensuring Employment Opportunities</text:span></text:p>
          </draw:text-box>
          <svg:title/>
          <svg:desc/>
        </draw:frame>
        <draw:frame draw:id="id128" presentation:style-name="a562" draw:name="Content Placeholder 2" svg:x="0.75in" svg:y="2.34259in" svg:width="11.07986in" svg:height="3.99074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Encouraging job creation
Promoting small businesses &amp; industries
Supporting youth entrepreneurship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2-obj-Title-and-Content" presentation:presentation-page-layout-name="Master1-PPL2" draw:id="Slide-262">
        <draw:frame draw:id="id129" presentation:style-name="a567" draw:name="Title 1" svg:x="0.75in" svg:y="0.66667in" svg:width="11.07986in" svg:height="1.59259in" presentation:class="title" presentation:placeholder="false">
          <draw:text-box>
            <text:p text:style-name="a566" text:class-names="" text:cond-style-name=""><text:span text:style-name="a565" text:class-names="">Economic Stability &amp; Growth</text:span></text:p>
          </draw:text-box>
          <svg:title/>
          <svg:desc/>
        </draw:frame>
        <draw:frame draw:id="id130" presentation:style-name="a574" draw:name="Content Placeholder 2" svg:x="0.75in" svg:y="2.34259in" svg:width="11.07986in" svg:height="3.99074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Strengthening local industries
Encouraging foreign investments
Controlling inflation &amp; poverty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2-obj-Title-and-Content" presentation:presentation-page-layout-name="Master1-PPL2" draw:id="Slide-263">
        <draw:frame draw:id="id131" presentation:style-name="a579" draw:name="Title 1" svg:x="0.75in" svg:y="0.66667in" svg:width="11.07986in" svg:height="1.59259in" presentation:class="title" presentation:placeholder="false">
          <draw:text-box>
            <text:p text:style-name="a578" text:class-names="" text:cond-style-name=""><text:span text:style-name="a577" text:class-names="">Improving Transportation &amp; Roads</text:span></text:p>
          </draw:text-box>
          <svg:title/>
          <svg:desc/>
        </draw:frame>
        <draw:frame draw:id="id132" presentation:style-name="a586" draw:name="Content Placeholder 2" svg:x="0.75in" svg:y="2.34259in" svg:width="11.07986in" svg:height="3.99074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Expanding road networks
Developing public transport systems
Ensuring better connectivity in rural areas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8" draw:master-page-name="Master1-Layout2-obj-Title-and-Content" presentation:presentation-page-layout-name="Master1-PPL2" draw:id="Slide-264">
        <draw:frame draw:id="id133" presentation:style-name="a591" draw:name="Title 1" svg:x="0.75in" svg:y="0.66667in" svg:width="11.07986in" svg:height="1.59259in" presentation:class="title" presentation:placeholder="false">
          <draw:text-box>
            <text:p text:style-name="a590" text:class-names="" text:cond-style-name=""><text:span text:style-name="a589" text:class-names="">Providing Clean Water &amp; Sanitation</text:span></text:p>
          </draw:text-box>
          <svg:title/>
          <svg:desc/>
        </draw:frame>
        <draw:frame draw:id="id134" presentation:style-name="a598" draw:name="Content Placeholder 2" svg:x="0.75in" svg:y="2.34259in" svg:width="11.07986in" svg:height="3.99074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Ensuring access to safe drinking water
Developing sanitation systems
Reducing waterborne diseases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0" draw:style-name="a600" draw:master-page-name="Master1-Layout2-obj-Title-and-Content" presentation:presentation-page-layout-name="Master1-PPL2" draw:id="Slide-265">
        <draw:frame draw:id="id135" presentation:style-name="a603" draw:name="Title 1" svg:x="0.75in" svg:y="0.66667in" svg:width="11.07986in" svg:height="1.59259in" presentation:class="title" presentation:placeholder="false">
          <draw:text-box>
            <text:p text:style-name="a602" text:class-names="" text:cond-style-name=""><text:span text:style-name="a601" text:class-names="">Ensuring Reliable Electricity Supply</text:span></text:p>
          </draw:text-box>
          <svg:title/>
          <svg:desc/>
        </draw:frame>
        <draw:frame draw:id="id136" presentation:style-name="a610" draw:name="Content Placeholder 2" svg:x="0.75in" svg:y="2.34259in" svg:width="11.07986in" svg:height="3.99074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Expanding power generation projects
Promoting renewable energy sources
Reducing load shedding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2" draw:master-page-name="Master1-Layout2-obj-Title-and-Content" presentation:presentation-page-layout-name="Master1-PPL2" draw:id="Slide-266">
        <draw:frame draw:id="id137" presentation:style-name="a615" draw:name="Title 1" svg:x="0.75in" svg:y="0.66667in" svg:width="11.07986in" svg:height="1.59259in" presentation:class="title" presentation:placeholder="false">
          <draw:text-box>
            <text:p text:style-name="a614" text:class-names="" text:cond-style-name=""><text:span text:style-name="a613" text:class-names="">Protecting Human Rights</text:span></text:p>
          </draw:text-box>
          <svg:title/>
          <svg:desc/>
        </draw:frame>
        <draw:frame draw:id="id138" presentation:style-name="a619" draw:name="Content Placeholder 2" svg:x="0.75in" svg:y="2.34259in" svg:width="11.07986in" svg:height="3.99074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Equal rights for all citizens
Protecting minorities &amp; women’s rights
Promoting freedom of speech</text:span></text:p>
              </text:list-item>
            </text:list>
          </draw:text-box>
          <svg:title/>
          <svg:desc/>
        </draw:frame>
      </draw:page>
      <draw:page draw:name="Slide12" draw:style-name="a621" draw:master-page-name="Master1-Layout2-obj-Title-and-Content" presentation:presentation-page-layout-name="Master1-PPL2" draw:id="Slide-267">
        <draw:frame draw:id="id139" presentation:style-name="a624" draw:name="Title 1" svg:x="0.75in" svg:y="0.66667in" svg:width="11.07986in" svg:height="1.59259in" presentation:class="title" presentation:placeholder="false">
          <draw:text-box>
            <text:p text:style-name="a623" text:class-names="" text:cond-style-name=""><text:span text:style-name="a622" text:class-names="">Environmental Protection</text:span></text:p>
          </draw:text-box>
          <svg:title/>
          <svg:desc/>
        </draw:frame>
        <draw:frame draw:id="id140" presentation:style-name="a631" draw:name="Content Placeholder 2" svg:x="0.75in" svg:y="2.34259in" svg:width="11.07986in" svg:height="3.99074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Reducing pollution
Increasing afforestation programs
Implementing climate change policies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2-obj-Title-and-Content" presentation:presentation-page-layout-name="Master1-PPL2" draw:id="Slide-268">
        <draw:frame draw:id="id141" presentation:style-name="a636" draw:name="Title 1" svg:x="0.75in" svg:y="0.66667in" svg:width="11.07986in" svg:height="1.59259in" presentation:class="title" presentation:placeholder="false">
          <draw:text-box>
            <text:p text:style-name="a635" text:class-names="" text:cond-style-name=""><text:span text:style-name="a634" text:class-names="">Disaster Management &amp; Relief</text:span></text:p>
          </draw:text-box>
          <svg:title/>
          <svg:desc/>
        </draw:frame>
        <draw:frame draw:id="id142" presentation:style-name="a643" draw:name="Content Placeholder 2" svg:x="0.75in" svg:y="2.34259in" svg:width="11.07986in" svg:height="3.99074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Strengthening emergency response systems
Providing disaster relief in floods &amp; earthquakes
Supporting affected communities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2-obj-Title-and-Content" presentation:presentation-page-layout-name="Master1-PPL2" draw:id="Slide-269">
        <draw:frame draw:id="id143" presentation:style-name="a648" draw:name="Title 1" svg:x="0.75in" svg:y="0.66667in" svg:width="11.07986in" svg:height="1.59259in" presentation:class="title" presentation:placeholder="false">
          <draw:text-box>
            <text:p text:style-name="a647" text:class-names="" text:cond-style-name=""><text:span text:style-name="a646" text:class-names="">Promoting National Unity</text:span></text:p>
          </draw:text-box>
          <svg:title/>
          <svg:desc/>
        </draw:frame>
        <draw:frame draw:id="id144" presentation:style-name="a652" draw:name="Content Placeholder 2" svg:x="0.75in" svg:y="2.34259in" svg:width="11.07986in" svg:height="3.99074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Strengthening interfaith harmony
Encouraging national identity &amp; cultural diversity
Spreading awareness of civic responsibilities</text:span></text:p>
              </text:list-item>
            </text:list>
          </draw:text-box>
          <svg:title/>
          <svg:desc/>
        </draw:frame>
      </draw:page>
      <draw:page draw:name="Slide15" draw:style-name="a654" draw:master-page-name="Master1-Layout2-obj-Title-and-Content" presentation:presentation-page-layout-name="Master1-PPL2" draw:id="Slide-270">
        <draw:frame draw:id="id145" presentation:style-name="a657" draw:name="Title 1" svg:x="0.75in" svg:y="0.66667in" svg:width="11.07986in" svg:height="1.59259in" presentation:class="title" presentation:placeholder="false">
          <draw:text-box>
            <text:p text:style-name="a656" text:class-names="" text:cond-style-name=""><text:span text:style-name="a655" text:class-names="">Conclusion &amp; Future Vision</text:span></text:p>
          </draw:text-box>
          <svg:title/>
          <svg:desc/>
        </draw:frame>
        <draw:frame draw:id="id146" presentation:style-name="a661" draw:name="Content Placeholder 4" svg:x="0.75in" svg:y="2.34259in" svg:width="11.07986in" svg:height="3.99074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Pakistan must fulfill its responsibilities for progress
Overcoming challenges with strong policies
Every citizen must contribute to national developmen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461450" svg:stroke-opacity="100%" svg:stroke-linecap="round"/>
    </style:default-style>
    <draw:fill-image draw:name="a386" xlink:href="media/image1.jpeg" xlink:show="embed" xlink:actuate="onLoad"/>
    <draw:fill-image draw:name="a563" xlink:href="media/image1.jpeg" xlink:show="embed" xlink:actuate="onLoad"/>
    <draw:fill-image draw:name="a632" xlink:href="media/image1.jpeg" xlink:show="embed" xlink:actuate="onLoad"/>
    <draw:fill-image draw:name="a102" xlink:href="media/image1.jpeg" xlink:show="embed" xlink:actuate="onLoad"/>
    <draw:fill-image draw:name="a440" xlink:href="media/image1.jpeg" xlink:show="embed" xlink:actuate="onLoad"/>
    <draw:fill-image draw:name="a336" xlink:href="media/image1.jpeg" xlink:show="embed" xlink:actuate="onLoad"/>
    <draw:fill-image draw:name="a512" xlink:href="media/image1.jpeg" xlink:show="embed" xlink:actuate="onLoad"/>
    <draw:fill-image draw:name="a551" xlink:href="media/image1.jpeg" xlink:show="embed" xlink:actuate="onLoad"/>
    <draw:fill-image draw:name="a620" xlink:href="media/image1.jpeg" xlink:show="embed" xlink:actuate="onLoad"/>
    <draw:fill-image draw:name="a50" xlink:href="media/image1.jpeg" xlink:show="embed" xlink:actuate="onLoad"/>
    <draw:fill-image draw:name="a293" xlink:href="media/image1.jpeg" xlink:show="embed" xlink:actuate="onLoad"/>
    <draw:fill-image draw:name="a366" xlink:href="media/image1.jpeg" xlink:show="embed" xlink:actuate="onLoad"/>
    <draw:fill-image draw:name="a504" xlink:href="media/image1.jpeg" xlink:show="embed" xlink:actuate="onLoad"/>
    <draw:fill-image draw:name="a472" xlink:href="media/image1.jpeg" xlink:show="embed" xlink:actuate="onLoad"/>
    <draw:fill-image draw:name="a542" xlink:href="media/image1.jpeg" xlink:show="embed" xlink:actuate="onLoad"/>
    <draw:fill-image draw:name="a611" xlink:href="media/image1.jpeg" xlink:show="embed" xlink:actuate="onLoad"/>
    <draw:fill-image draw:name="a599" xlink:href="media/image1.jpeg" xlink:show="embed" xlink:actuate="onLoad"/>
    <draw:fill-image draw:name="a205" xlink:href="media/image1.jpeg" xlink:show="embed" xlink:actuate="onLoad"/>
    <draw:fill-image draw:name="a0" xlink:href="media/image1.jpeg" xlink:show="embed" xlink:actuate="onLoad"/>
    <draw:fill-image draw:name="a653" xlink:href="media/image1.jpeg" xlink:show="embed" xlink:actuate="onLoad"/>
    <draw:fill-image draw:name="a316" xlink:href="media/image1.jpeg" xlink:show="embed" xlink:actuate="onLoad"/>
    <draw:fill-image draw:name="a530" xlink:href="media/image1.jpeg" xlink:show="embed" xlink:actuate="onLoad"/>
    <draw:fill-image draw:name="a587" xlink:href="media/image1.jpeg" xlink:show="embed" xlink:actuate="onLoad"/>
    <draw:fill-image draw:name="a82" xlink:href="media/image1.jpeg" xlink:show="embed" xlink:actuate="onLoad"/>
    <draw:fill-image draw:name="a270" xlink:href="media/image1.jpeg" xlink:show="embed" xlink:actuate="onLoad"/>
    <draw:fill-image draw:name="a234" xlink:href="media/image1.jpeg" xlink:show="embed" xlink:actuate="onLoad"/>
    <draw:fill-image draw:name="a31" xlink:href="media/image1.jpeg" xlink:show="embed" xlink:actuate="onLoad"/>
    <draw:fill-image draw:name="a575" xlink:href="media/image1.jpeg" xlink:show="embed" xlink:actuate="onLoad"/>
    <draw:fill-image draw:name="a644" xlink:href="media/image1.jpeg" xlink:show="embed" xlink:actuate="onLoad"/>
    <draw:fill-image draw:name="a150" xlink:href="media/image1.jpeg" xlink:show="embed" xlink:actuate="onLoad"/>
    <draw:fill-image draw:name="a521" xlink:href="media/image1.jpeg" xlink:show="embed" xlink:actuate="onLoad"/>
    <draw:fill-image draw:name="a221" xlink:href="media/image1.jpeg" xlink:show="embed" xlink:actuate="onLoad"/>
    <draw:fill-image draw:name="a416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draw:stroke="non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draw:stroke="non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">
      <style:drawing-page-properties draw:fill="bitmap" draw:fill-image-name="a1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bitmap" draw:fill-image-name="a2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/3/2025</text:date></text:span></text:p>
        </draw:text-box>
        <svg:title/>
        <svg:desc/>
      </draw:frame>
      <draw:frame draw:id="id3" presentation:style-name="a27" draw:name="Footer Placeholder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draw:style-name="a33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Celestia-R1---OverlayTitleHD.png</svg:desc>
      </draw:frame>
      <draw:frame draw:id="id6" presentation:style-name="a36" draw:name="Title 1" svg:x="4.33333in" svg:y="2.14815in" svg:width="7.87153in" svg:height="2.6481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4.33333in" svg:y="4.79629in" svg:width="7.87153in" svg:height="1.53704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9.76876in" svg:y="6.42014in" svg:width="1.75in" svg:height="0.4131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2/3/2025</text:date></text:span></text:p>
        </draw:text-box>
        <svg:title/>
        <svg:desc/>
      </draw:frame>
      <draw:frame draw:id="id9" presentation:style-name="a46" draw:name="Footer Placeholder 4" svg:x="4.33333in" svg:y="6.42014in" svg:width="5.3521in" svg:height="0.4131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1.6021in" svg:y="6.42014in" svg:width="0.60276in" svg:height="0.4131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1" draw:style-name="a52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2" presentation:style-name="a55" draw:name="Title 1" svg:x="0.75in" svg:y="0.66667in" svg:width="11.07986in" svg:height="1.59259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3" presentation:style-name="a71" draw:name="Content Placeholder 2" svg:x="0.75in" svg:y="2.34259in" svg:width="11.07986in" svg:height="3.9907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5" draw:name="Date Placeholder 3" svg:x="9.39377in" svg:y="6.42014in" svg:width="1.75in" svg:height="0.41319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/3/2025</text:date></text:span></text:p>
        </draw:text-box>
        <svg:title/>
        <svg:desc/>
      </draw:frame>
      <draw:frame draw:id="id15" presentation:style-name="a78" draw:name="Footer Placeholder 4" svg:x="0.75in" svg:y="6.42014in" svg:width="8.56043in" svg:height="0.41319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2271in" svg:y="6.42014in" svg:width="0.60276in" svg:height="0.41319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draw:style-name="a84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8" presentation:style-name="a87" draw:name="Title 1" svg:x="0.75in" svg:y="3.61831in" svg:width="11.07986in" svg:height="1.606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9" presentation:style-name="a91" draw:name="Text Placeholder 2" svg:x="0.75in" svg:y="5.22461in" svg:width="11.07986in" svg:height="0.9409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20" presentation:style-name="a95" draw:name="Date Placeholder 3" svg:x="9.39377in" svg:y="6.42014in" svg:width="1.75in" svg:height="0.4131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/3/2025</text:date></text:span></text:p>
        </draw:text-box>
        <svg:title/>
        <svg:desc/>
      </draw:frame>
      <draw:frame draw:id="id21" presentation:style-name="a98" draw:name="Footer Placeholder 4" svg:x="0.75in" svg:y="6.42014in" svg:width="8.56043in" svg:height="0.4131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2271in" svg:y="6.42014in" svg:width="0.60276in" svg:height="0.4131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3" draw:style-name="a104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24" presentation:style-name="a107" draw:name="Title 1" svg:x="0.75in" svg:y="0.66667in" svg:width="11.07986in" svg:height="1.5925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23" draw:name="Content Placeholder 2" svg:x="0.75in" svg:y="2.34259in" svg:width="5.46296in" svg:height="3.9907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9" draw:name="Content Placeholder 3" svg:x="6.3669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Date Placeholder 4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/3/2025</text:date></text:span></text:p>
        </draw:text-box>
        <svg:title/>
        <svg:desc/>
      </draw:frame>
      <draw:frame draw:id="id28" presentation:style-name="a146" draw:name="Footer Placeholder 5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6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30" presentation:style-name="a154" draw:name="Title 1" svg:x="0.75in" svg:y="0.66667in" svg:width="11.07986in" svg:height="1.59259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1" presentation:style-name="a158" draw:name="Text Placeholder 2" svg:x="1.06482in" svg:y="2.42593in" svg:width="5.14988in" svg:height="0.63021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32" presentation:style-name="a174" draw:name="Content Placeholder 3" svg:x="0.75in" svg:y="3.13889in" svg:width="5.4647in" svg:height="3.1944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8" draw:name="Text Placeholder 4" svg:x="6.66667in" svg:y="2.43519in" svg:width="5.16493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4" presentation:style-name="a194" draw:name="Content Placeholder 5" svg:x="6.36864in" svg:y="3.13889in" svg:width="5.46296in" svg:height="3.1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8" draw:name="Date Placeholder 6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2/3/2025</text:date></text:span></text:p>
        </draw:text-box>
        <svg:title/>
        <svg:desc/>
      </draw:frame>
      <draw:frame draw:id="id36" presentation:style-name="a201" draw:name="Footer Placeholder 7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7" presentation:style-name="a204" draw:name="Slide Number Placeholder 8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8" draw:style-name="a207" draw:name="Picture 5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39" presentation:style-name="a210" draw:name="Title 1" svg:x="0.75in" svg:y="0.66667in" svg:width="11.07986in" svg:height="1.59259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0" presentation:style-name="a214" draw:name="Date Placeholder 2" svg:x="9.39377in" svg:y="6.42014in" svg:width="1.75in" svg:height="0.41319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2/3/2025</text:date></text:span></text:p>
        </draw:text-box>
        <svg:title/>
        <svg:desc/>
      </draw:frame>
      <draw:frame draw:id="id41" presentation:style-name="a217" draw:name="Footer Placeholder 3" svg:x="0.75in" svg:y="6.42014in" svg:width="8.56043in" svg:height="0.41319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11.2271in" svg:y="6.42014in" svg:width="0.60276in" svg:height="0.4131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43" draw:style-name="a223" draw:name="Picture 4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4" presentation:style-name="a227" draw:name="Date Placeholder 1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/3/2025</text:date></text:span></text:p>
        </draw:text-box>
        <svg:title/>
        <svg:desc/>
      </draw:frame>
      <draw:frame draw:id="id45" presentation:style-name="a230" draw:name="Footer Placeholder 2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3" svg:x="11.2271in" svg:y="6.42014in" svg:width="0.60276in" svg:height="0.4131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7" draw:style-name="a236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8" presentation:style-name="a239" draw:name="Title 1" svg:x="0.75in" svg:y="2.26852in" svg:width="4.02546in" svg:height="1.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55" draw:name="Content Placeholder 2" svg:x="5.08333in" svg:y="0.66667in" svg:width="6.74653in" svg:height="5.66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9" draw:name="Text Placeholder 3" svg:x="0.75in" svg:y="3.76852in" svg:width="4.02546in" svg:height="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1" presentation:style-name="a263" draw:name="Date Placeholder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/3/2025</text:date></text:span></text:p>
        </draw:text-box>
        <svg:title/>
        <svg:desc/>
      </draw:frame>
      <draw:frame draw:id="id52" presentation:style-name="a266" draw:name="Footer Placeholder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4" draw:style-name="a272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55" presentation:style-name="a275" draw:name="Title 1" svg:x="0.75in" svg:y="1.75in" svg:width="6.74175in" svg:height="1.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56" presentation:style-name="a278" draw:name="Picture Placeholder 2" svg:x="8.24175in" svg:y="1in" svg:width="3.58812in" svg:height="5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57" presentation:style-name="a282" draw:name="Text Placeholder 3" svg:x="0.75in" svg:y="3.25in" svg:width="6.74175in" svg:height="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8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/3/2025</text:date></text:span></text:p>
        </draw:text-box>
        <svg:title/>
        <svg:desc/>
      </draw:frame>
      <draw:frame draw:id="id59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0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4">
      <draw:frame draw:id="id61" draw:style-name="a295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2" presentation:style-name="a298" draw:name="Title 1" svg:x="0.75in" svg:y="5.17592in" svg:width="11.0798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5in" svg:y="1.01937in" svg:width="9.57986in" svg:height="3.46126in" presentation:class="graphic" presentation:placeholder="false">
        <draw:text-box>
          <text:p text:style-name="a300" text:class-names="" text:cond-style-name=""><text:span text:style-name="a299" text:class-names="">Click icon to add picture</text:span></text:p>
        </draw:text-box>
        <svg:title/>
        <svg:desc/>
      </draw:frame>
      <draw:frame draw:id="id64" presentation:style-name="a305" draw:name="Text Placeholder 3" svg:x="0.75in" svg:y="5.79572in" svg:width="11.0798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39377in" svg:y="6.42014in" svg:width="1.75in" svg:height="0.41319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/3/2025</text:date></text:span></text:p>
        </draw:text-box>
        <svg:title/>
        <svg:desc/>
      </draw:frame>
      <draw:frame draw:id="id66" presentation:style-name="a312" draw:name="Footer Placeholder 5" svg:x="0.75in" svg:y="6.42014in" svg:width="8.56043in" svg:height="0.41319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2271in" svg:y="6.42014in" svg:width="0.60276in" svg:height="0.41319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style-name="a31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9" presentation:style-name="a321" draw:name="Title 1" svg:x="0.75in" svg:y="0.66667in" svg:width="11.07986in" svg:height="3.4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0" presentation:style-name="a325" draw:name="Text Placeholder 2" svg:x="0.75in" svg:y="4.75in" svg:width="11.07986in" svg:height="1.5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1" presentation:style-name="a329" draw:name="Date Placeholder 3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2/3/2025</text:date></text:span></text:p>
        </draw:text-box>
        <svg:title/>
        <svg:desc/>
      </draw:frame>
      <draw:frame draw:id="id72" presentation:style-name="a332" draw:name="Footer Placeholder 4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5" draw:name="Slide Number Placeholder 5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4" draw:style-name="a338" draw:name="Picture 15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75" draw:style-name="a341" draw:name="TextBox 14" svg:x="11.19627in" svg:y="3in" svg:width="0.66667in" svg:height="0.63952in">
        <draw:text-box>
          <text:p text:style-name="a340" text:class-names="" text:cond-style-name=""><text:span text:style-name="a339" text:class-names="">”</text:span></text:p>
        </draw:text-box>
        <svg:title/>
        <svg:desc/>
      </draw:frame>
      <draw:frame draw:id="id76" draw:style-name="a344" draw:name="TextBox 10" svg:x="0.53398in" svg:y="0.90041in" svg:width="0.66667in" svg:height="0.63952in">
        <draw:text-box>
          <text:p text:style-name="a343" text:class-names="" text:cond-style-name=""><text:span text:style-name="a342" text:class-names="">“</text:span></text:p>
        </draw:text-box>
        <svg:title/>
        <svg:desc/>
      </draw:frame>
      <draw:frame draw:id="id77" presentation:style-name="a347" draw:name="Title 1" svg:x="1.08516in" svg:y="0.66667in" svg:width="10.44444in" svg:height="3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1" draw:name="Text Placeholder 9" svg:x="1.20065in" svg:y="3.66667in" svg:width="10.21346in" svg:height="0.41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9" presentation:style-name="a355" draw:name="Text Placeholder 2" svg:x="0.75182in" svg:y="4.75in" svg:width="11.10276in" svg:height="1.583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80" presentation:style-name="a359" draw:name="Date Placeholder 3" svg:x="9.39377in" svg:y="6.42014in" svg:width="1.75in" svg:height="0.41319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2/3/2025</text:date></text:span></text:p>
        </draw:text-box>
        <svg:title/>
        <svg:desc/>
      </draw:frame>
      <draw:frame draw:id="id81" presentation:style-name="a362" draw:name="Footer Placeholder 4" svg:x="0.75in" svg:y="6.42014in" svg:width="8.56043in" svg:height="0.4131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2" presentation:style-name="a365" draw:name="Slide Number Placeholder 5" svg:x="11.2271in" svg:y="6.42014in" svg:width="0.60276in" svg:height="0.41319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-Card" style:page-layout-name="pageLayout1" draw:style-name="a367">
      <draw:frame draw:id="id83" draw:style-name="a368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84" presentation:style-name="a371" draw:name="Title 1" svg:x="0.75in" svg:y="3.61831in" svg:width="11.07986in" svg:height="1.606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85" presentation:style-name="a375" draw:name="Text Placeholder 2" svg:x="0.75in" svg:y="5.22461in" svg:width="11.07986in" svg:height="0.9409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6" presentation:style-name="a379" draw:name="Date Placeholder 3" svg:x="9.39377in" svg:y="6.42014in" svg:width="1.75in" svg:height="0.4131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2/3/2025</text:date></text:span></text:p>
        </draw:text-box>
        <svg:title/>
        <svg:desc/>
      </draw:frame>
      <draw:frame draw:id="id87" presentation:style-name="a382" draw:name="Footer Placeholder 4" svg:x="0.75in" svg:y="6.42014in" svg:width="8.56043in" svg:height="0.4131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8" presentation:style-name="a385" draw:name="Slide Number Placeholder 5" svg:x="11.2271in" svg:y="6.42014in" svg:width="0.60276in" svg:height="0.4131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387">
      <draw:frame draw:id="id89" draw:style-name="a388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0" draw:style-name="a391" draw:name="TextBox 12" svg:x="11.19627in" svg:y="3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  <draw:frame draw:id="id91" draw:style-name="a394" draw:name="TextBox 13" svg:x="0.53398in" svg:y="0.90041in" svg:width="0.66667in" svg:height="0.63952in">
        <draw:text-box>
          <text:p text:style-name="a393" text:class-names="" text:cond-style-name=""><text:span text:style-name="a392" text:class-names="">“</text:span></text:p>
        </draw:text-box>
        <svg:title/>
        <svg:desc/>
      </draw:frame>
      <draw:frame draw:id="id92" presentation:style-name="a397" draw:name="Title 1" svg:x="1.08516in" svg:y="0.66667in" svg:width="10.44444in" svg:height="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93" presentation:style-name="a401" draw:name="Text Placeholder 9" svg:x="0.75in" svg:y="4.25in" svg:width="11.08425in" svg:height="0.9722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94" presentation:style-name="a405" draw:name="Text Placeholder 2" svg:x="0.75in" svg:y="5.22222in" svg:width="11.08425in" svg:height="1.1111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5" presentation:style-name="a409" draw:name="Date Placeholder 3" svg:x="9.39377in" svg:y="6.42014in" svg:width="1.75in" svg:height="0.41319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2/3/2025</text:date></text:span></text:p>
        </draw:text-box>
        <svg:title/>
        <svg:desc/>
      </draw:frame>
      <draw:frame draw:id="id96" presentation:style-name="a412" draw:name="Footer Placeholder 4" svg:x="0.75in" svg:y="6.42014in" svg:width="8.56043in" svg:height="0.41319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5" draw:name="Slide Number Placeholder 5" svg:x="11.2271in" svg:y="6.42014in" svg:width="0.60276in" svg:height="0.41319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True-or-False" style:page-layout-name="pageLayout1" draw:style-name="a417">
      <draw:frame draw:id="id98" draw:style-name="a418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9" presentation:style-name="a421" draw:name="Title 1" svg:x="0.75in" svg:y="0.66667in" svg:width="11.07986in" svg:height="3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100" presentation:style-name="a425" draw:name="Text Placeholder 9" svg:x="0.75in" svg:y="3.83333in" svg:width="11.07986in" svg:height="0.91667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101" presentation:style-name="a429" draw:name="Text Placeholder 2" svg:x="0.75in" svg:y="4.75in" svg:width="11.07986in" svg:height="1.5833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2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2/3/2025</text:date></text:span></text:p>
        </draw:text-box>
        <svg:title/>
        <svg:desc/>
      </draw:frame>
      <draw:frame draw:id="id103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04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41">
      <draw:frame draw:id="id105" draw:style-name="a442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06" presentation:style-name="a458" draw:name="Vertical Text Placeholder 2" svg:x="0.75in" svg:y="2.34259in" svg:width="11.07986in" svg:height="3.9907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2/3/2025</text:date></text:span></text:p>
        </draw:text-box>
        <svg:title/>
        <svg:desc/>
      </draw:frame>
      <draw:frame draw:id="id108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9" presentation:style-name="a468" draw:name="Slide Number Placeholder 5" svg:x="11.2271in" svg:y="6.42014in" svg:width="0.60276in" svg:height="0.4131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>‹#›</text:page-number></text:span></text:p>
        </draw:text-box>
        <svg:title/>
        <svg:desc/>
      </draw:frame>
      <draw:frame draw:id="id110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73">
      <draw:frame draw:id="id111" draw:style-name="a474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12" presentation:style-name="a477" draw:name="Vertical Title 1" svg:x="9.46924in" svg:y="0.66667in" svg:width="2.36062in" svg:height="5.6666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13" presentation:style-name="a493" draw:name="Vertical Text Placeholder 2" svg:x="0.75in" svg:y="0.66667in" svg:width="8.56531in" svg:height="5.66667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7" draw:name="Date Placeholder 3" svg:x="9.39377in" svg:y="6.42014in" svg:width="1.75in" svg:height="0.41319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2/3/2025</text:date></text:span></text:p>
        </draw:text-box>
        <svg:title/>
        <svg:desc/>
      </draw:frame>
      <draw:frame draw:id="id115" presentation:style-name="a500" draw:name="Footer Placeholder 4" svg:x="0.75in" svg:y="6.42014in" svg:width="8.56043in" svg:height="0.41319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6" presentation:style-name="a503" draw:name="Slide Number Placeholder 5" svg:x="11.2271in" svg:y="6.42014in" svg:width="0.60276in" svg:height="0.413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Responsibilities of Pakistan</dc:title>
    <meta:initial-creator>amnarobin2006@gmail.com</meta:initial-creator>
    <dc:creator>amnarobin2006@gmail.com</dc:creator>
    <meta:creation-date>2025-02-03T07:49:54Z</meta:creation-date>
    <dc:date>2025-02-03T08:02:44Z</dc:date>
    <meta:editing-cycles>2</meta:editing-cycles>
  </office:meta>
</office:document-meta>
</file>